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ans" svg:font-family="OpenSans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a03" officeooo:paragraph-rsid="0018ca03"/>
    </style:style>
    <style:style style:name="P2" style:family="paragraph" style:parent-style-name="Standard">
      <style:text-properties officeooo:paragraph-rsid="0018ca03"/>
    </style:style>
    <style:style style:name="P3" style:family="paragraph" style:parent-style-name="Standard">
      <style:text-properties officeooo:paragraph-rsid="0018e6a2"/>
    </style:style>
    <style:style style:name="P4" style:family="paragraph" style:parent-style-name="Standard">
      <style:text-properties officeooo:paragraph-rsid="001df075"/>
    </style:style>
    <style:style style:name="P5" style:family="paragraph" style:parent-style-name="Text_20_body">
      <style:text-properties officeooo:rsid="0018ca03" officeooo:paragraph-rsid="0018ca03"/>
    </style:style>
    <style:style style:name="P6" style:family="paragraph" style:parent-style-name="Text_20_body">
      <style:text-properties officeooo:paragraph-rsid="0018ca03"/>
    </style:style>
    <style:style style:name="P7" style:family="paragraph" style:parent-style-name="Text_20_body">
      <style:text-properties officeooo:paragraph-rsid="0018e6a2"/>
    </style:style>
    <style:style style:name="P8" style:family="paragraph" style:parent-style-name="Text_20_body">
      <style:text-properties officeooo:paragraph-rsid="001a21aa"/>
    </style:style>
    <style:style style:name="P9" style:family="paragraph" style:parent-style-name="Text_20_body">
      <style:text-properties officeooo:rsid="001f58ea" officeooo:paragraph-rsid="001f58ea"/>
    </style:style>
    <style:style style:name="P10" style:family="paragraph" style:parent-style-name="Text_20_body">
      <style:text-properties officeooo:paragraph-rsid="001f58ea"/>
    </style:style>
    <style:style style:name="P11" style:family="paragraph" style:parent-style-name="Text_20_body">
      <style:text-properties officeooo:paragraph-rsid="001f85b1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variant="normal" fo:text-transform="none" fo:color="#373a3c" style:font-name="OpenSans" fo:font-size="8.39999961853027pt" fo:letter-spacing="normal" fo:font-style="normal" fo:font-weight="normal"/>
    </style:style>
    <style:style style:name="T2" style:family="text">
      <style:text-properties fo:font-variant="normal" fo:text-transform="none" fo:color="#1f1f1f" style:font-name="OpenSans" fo:font-size="8.39999961853027pt" fo:letter-spacing="normal" fo:font-style="normal" fo:font-weight="normal"/>
    </style:style>
    <style:style style:name="T3" style:family="text">
      <style:text-properties officeooo:rsid="0018ca03"/>
    </style:style>
    <style:style style:name="T4" style:family="text">
      <style:text-properties officeooo:rsid="0018e6a2"/>
    </style:style>
    <style:style style:name="T5" style:family="text">
      <style:text-properties officeooo:rsid="001a21aa"/>
    </style:style>
    <style:style style:name="T6" style:family="text">
      <style:text-properties officeooo:rsid="001c08d9"/>
    </style:style>
    <style:style style:name="T7" style:family="text">
      <style:text-properties officeooo:rsid="001df075"/>
    </style:style>
    <style:style style:name="T8" style:family="text">
      <style:text-properties officeooo:rsid="001f58ea"/>
    </style:style>
    <style:style style:name="T9" style:family="text">
      <style:text-properties officeooo:rsid="001f85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span text:style-name="T1">Based on the dataset for this course, what does this query count?</text:span> </text:p>
      <text:p text:style-name="P1"/>
      <text:p text:style-name="P1"><text:span text:style-name="T1">X Counts the number of users who have ordered an item</text:span> </text:p>
      <text:p text:style-name="P1"/>
      <text:p text:style-name="Text_20_body"><text:span text:style-name="T6">V </text:span>Counts the number of rows in the orders table</text:p>
      <text:p text:style-name="P1"/>
      <text:p text:style-name="P1"><text:span text:style-name="T2">Please revisit the lesson: </text:span><text:span text:style-name="Strong_20_Emphasis">Users Table (Solution)</text:span><text:span text:style-name="T2">.</text:span> </text:p>
      <text:p text:style-name="P1"/>
      <text:p text:style-name="P1">2.</text:p>
      <text:p text:style-name="P1"><text:line-break/>Question 2</text:p>
      <text:p text:style-name="Text_20_body">Assume you have no information about the data in the example table.</text:p>
      <text:p text:style-name="Text_20_body">When I run the query below,  no rows are returned, but there are no error messages. What are possible reasons for this? (Select all that apply.)</text:p>
      <text:p text:style-name="P1"/>
      <text:p text:style-name="P1"><text:span text:style-name="T1">v There are no rows in the example_table - it's empty</text:span> </text:p>
      <text:p text:style-name="P2"><text:span text:style-name="T3">v </text:span><text:span text:style-name="T1">There are no rows with a null id</text:span> </text:p>
      <text:p text:style-name="P2"><text:span text:style-name="T2">Please revisit the lesson:</text:span><text:span text:style-name="Strong_20_Emphasis"> Identifying Unreliable Data + Nulls</text:span><text:span text:style-name="T2">.</text:span> </text:p>
      <text:p text:style-name="P2"/>
      <text:p text:style-name="P2"/>
      <text:p text:style-name="P2"><text:span text:style-name="T3">3. </text:span>In the events table, (dsv1069.events) for this class, how many rows exist per event_id?</text:p>
      <text:p text:style-name="P12"/>
      <text:p text:style-name="P2"><text:span text:style-name="T3">X </text:span><text:span text:style-name="T2">Exactly one</text:span> </text:p>
      <text:p text:style-name="P4"><text:span text:style-name="T7">X </text:span>Always more than one</text:p>
      <text:p text:style-name="P4"><text:span text:style-name="T7">V </text:span><text:span text:style-name="T2">One per parameter_name</text:span> </text:p>
      <text:p text:style-name="P2"><text:span text:style-name="T2">Please revisit the lesson: </text:span><text:span text:style-name="Strong_20_Emphasis">Introduction to the Course Dataset</text:span><text:span text:style-name="T2">.</text:span> </text:p>
      <text:p text:style-name="P2"/>
      <text:p text:style-name="P2"/>
      <text:p text:style-name="P2"><text:span text:style-name="T3">4. </text:span><text:span text:style-name="T1">When you encounter a new dataset, which of the following can you assume? (Select all that apply.)</text:span></text:p>
      <text:p text:style-name="P2"/>
      <text:p text:style-name="P2"><text:span text:style-name="T3">X </text:span><text:span text:style-name="T2">The table has a primary key</text:span> </text:p>
      <text:p text:style-name="P2"><text:span text:style-name="T3">V </text:span><text:span text:style-name="T2">Test usage is unfiltered</text:span> </text:p>
      <text:p text:style-name="P4"><text:span text:style-name="T7">V T</text:span><text:span text:style-name="T2">here are duplicate rows</text:span> </text:p>
      <text:p text:style-name="P4"/>
      <text:p text:style-name="P4"/>
      <text:p text:style-name="P2"/>
      <text:p text:style-name="P2"><text:span text:style-name="T3">5. </text:span>TROUBLESHOOT THIS ERROR: </text:p>
      <text:p text:style-name="Text_20_body">Based on your exploration of the tables in the course dataset. Why are the results to this specific query empty?</text:p>
      <text:p text:style-name="P6"><text:span text:style-name="T3">V </text:span><text:span text:style-name="T2">There are no parent_user_ids that satisfy the WHERE clause</text:span> <text:line-break/></text:p>
      <text:p text:style-name="P6"/>
      <text:p text:style-name="P6"/>
      <text:p text:style-name="P6"/>
      <text:p text:style-name="P6"/>
      <text:p text:style-name="P6"><text:soft-page-break/><text:span text:style-name="T3">6. </text:span><text:line-break/>Question 6</text:p>
      <text:h text:style-name="Heading_20_3" text:outline-level="3">TROUBLESHOOT THIS ERROR: </text:h>
      <text:p text:style-name="Text_20_body">Why are the results for this specific query empty? </text:p>
      <text:p text:style-name="P5"/>
      <text:p text:style-name="P6"><text:span text:style-name="T3">V </text:span><text:span text:style-name="T2">There are no events with this event_name</text:span> </text:p>
      <text:p text:style-name="P6"/>
      <text:p text:style-name="P6">*</text:p>
      <text:p text:style-name="P6">*</text:p>
      <text:p text:style-name="P7"><text:span text:style-name="T4">7. </text:span><text:span text:style-name="T1">What does this query do? Select all true statements.</text:span></text:p>
      <text:p text:style-name="P7"><text:span text:style-name="T4">V </text:span><text:span text:style-name="T2">The query counts the number of rows corresponding to view_item events.</text:span> </text:p>
      <text:p text:style-name="P7"><text:span text:style-name="T4">X </text:span><text:span text:style-name="T2">The query counts the number of view_item events.</text:span> </text:p>
      <text:p text:style-name="P9">X </text:p>
      <text:p text:style-name="P9"/>
      <text:p text:style-name="P3">8.</text:p>
      <text:p text:style-name="Text_20_body">Consider the following query:</text:p>
      <text:p text:style-name="P8"><text:span text:style-name="T8">V</text:span><text:span text:style-name="T5"> </text:span>Each row with a null value is joined to every row in table_beta where table_beta.column is null.</text:p>
      <text:p text:style-name="P8"/>
      <text:p text:style-name="P10"/>
      <text:p text:style-name="P8"><text:span text:style-name="T5">9. </text:span></text:p>
      <text:p text:style-name="Text_20_body">Which of the following are problems with the query below?</text:p>
      <text:p text:style-name="P8"><text:span text:style-name="T5">X </text:span><text:span text:style-name="T2">The join should be on users.user_id</text:span> </text:p>
      <text:p text:style-name="P10"><text:span text:style-name="T8">X </text:span><text:span text:style-name="T1">We need a GROUP BY clause</text:span> </text:p>
      <text:p text:style-name="P11"><text:span text:style-name="T9">X <text:s/></text:span>There are no error messages, so it must be right</text:p>
      <text:p text:style-name="P11"><text:span text:style-name="T9">V </text:span><text:span text:style-name="T2">Count(*) counts rows not unique users</text:span> </text:p>
      <text:p text:style-name="P11"/>
      <text:p text:style-name="P8"><text:span text:style-name="T5">10. </text:span><text:span text:style-name="T1">In the users table, the column parent_user_id is</text:span></text:p>
      <text:p text:style-name="P8"><text:span text:style-name="T5">X </text:span><text:span text:style-name="T1">Always NULL</text:span> </text:p>
      <text:p text:style-name="P9">V Sometimes NU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ans" svg:font-family="OpenSans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4T14:04:51.529000000</meta:creation-date>
    <dc:date>2021-02-14T14:18:26.131000000</dc:date>
    <meta:editing-duration>PT13M31S</meta:editing-duration>
    <meta:editing-cycles>7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6" meta:word-count="354" meta:character-count="1941" meta:non-whitespace-character-count="1603"/>
  </office:meta>
</office:document-meta>
</file>